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 svg:font-family="Aria"/>
    <style:font-face style:name="OpenSymbol" svg:font-family="OpenSymbol"/>
    <style:font-face style:name="Roboto" svg:font-family="Roboto, sans-serif"/>
    <style:font-face style:name="Source Sans Pro" svg:font-family="'Source Sans Pro', sans-serif"/>
    <style:font-face style:name="arial" svg:font-family="arial"/>
    <style:font-face style:name="source sans pro" svg:font-family="'source sans pr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cc3300" style:font-name="Arial" fo:font-size="16pt" fo:language="cs" fo:country="CZ" fo:font-weight="bold" style:font-size-asian="16pt" style:font-weight-asian="bold" style:font-size-complex="16pt" style:font-weight-complex="bold"/>
    </style:style>
    <style:style style:name="P2" style:family="paragraph" style:parent-style-name="Standard">
      <style:paragraph-properties fo:line-height="150%" fo:text-align="justify" style:justify-single-word="false"/>
      <style:text-properties fo:color="#cc3300" style:font-name="Arial" fo:font-size="16pt" fo:language="cs" fo:country="CZ" style:text-underline-style="none" fo:font-weight="bold" style:font-size-asian="16pt" style:font-weight-asian="bold" style:font-size-complex="16pt" style:font-weight-complex="bold"/>
    </style:style>
    <style:style style:name="P3" style:family="paragraph" style:parent-style-name="Standard">
      <style:paragraph-properties fo:line-height="150%" fo:text-align="justify" style:justify-single-word="false"/>
      <style:text-properties fo:color="#cc3300" style:font-name="Arial" fo:font-size="16pt" fo:language="en" fo:country="US" fo:font-weight="bold" style:font-size-asian="16pt" style:font-weight-asian="bold" style:font-size-complex="16pt" style:font-weight-complex="bold"/>
    </style:style>
    <style:style style:name="P4" style:family="paragraph" style:parent-style-name="Standard">
      <style:paragraph-properties fo:line-height="150%" fo:text-align="justify" style:justify-single-word="false"/>
      <style:text-properties fo:color="#cc3300" style:font-name="Arial" fo:font-size="16pt" fo:language="en" fo:country="US" fo:font-weight="normal" style:font-size-asian="16pt" style:font-weight-asian="normal" style:font-size-complex="16pt" style:font-weight-complex="normal"/>
    </style:style>
    <style:style style:name="P5" style:family="paragraph" style:parent-style-name="Standard">
      <style:paragraph-properties fo:line-height="150%" fo:text-align="center" style:justify-single-word="false"/>
      <style:text-properties fo:color="#cc3300" style:font-name="Arial" fo:font-size="20pt" fo:language="cs" fo:country="CZ" fo:font-weight="bold" style:font-size-asian="20pt" style:font-weight-asian="bold" style:font-size-complex="20pt" style:font-weight-complex="bold"/>
    </style:style>
    <style:style style:name="P6" style:family="paragraph" style:parent-style-name="Standard">
      <style:paragraph-properties fo:line-height="150%" fo:text-align="justify" style:justify-single-word="false"/>
      <style:text-properties style:font-name="Arial" fo:font-size="16pt" fo:language="cs" fo:country="CZ" style:font-size-asian="16pt" style:font-size-complex="16pt"/>
    </style:style>
    <style:style style:name="P7" style:family="paragraph" style:parent-style-name="Standard">
      <style:paragraph-properties fo:line-height="150%" fo:text-align="justify" style:justify-single-word="false"/>
      <style:text-properties style:font-name="Arial" fo:font-size="16pt" fo:language="cs" fo:country="CZ" style:text-underline-style="solid" style:text-underline-width="auto" style:text-underline-color="font-color" style:font-size-asian="16pt" style:font-size-complex="16pt"/>
    </style:style>
    <style:style style:name="P8" style:family="paragraph" style:parent-style-name="Standard">
      <style:paragraph-properties fo:line-height="150%" fo:text-align="justify" style:justify-single-word="false"/>
      <style:text-properties style:font-name="Arial" fo:font-size="16pt" fo:language="cs" fo:country="CZ" style:text-underline-style="none" style:font-size-asian="16pt" style:font-size-complex="16pt"/>
    </style:style>
    <style:style style:name="P9" style:family="paragraph" style:parent-style-name="Standard">
      <style:paragraph-properties fo:line-height="150%" fo:text-align="justify" style:justify-single-word="false"/>
      <style:text-properties style:font-name="Arial" fo:font-size="16pt" fo:language="en" fo:country="US" style:font-size-asian="16pt" style:font-size-complex="16pt"/>
    </style:style>
    <style:style style:name="P10" style:family="paragraph" style:parent-style-name="Standard">
      <style:paragraph-properties fo:line-height="150%" fo:text-align="justify" style:justify-single-word="false"/>
      <style:text-properties style:font-name="Arial" fo:font-size="16pt" fo:language="en" fo:country="US" style:text-underline-style="solid" style:text-underline-width="auto" style:text-underline-color="font-color" style:font-size-asian="16pt" style:font-size-complex="16pt"/>
    </style:style>
    <style:style style:name="P11" style:family="paragraph" style:parent-style-name="Standard">
      <style:paragraph-properties fo:line-height="150%" fo:text-align="justify" style:justify-single-word="false"/>
      <style:text-properties style:font-name="Arial" fo:font-size="16pt" fo:language="en" fo:country="US" style:text-underline-style="none" style:font-size-asian="16pt" style:font-size-complex="16pt"/>
    </style:style>
    <style:style style:name="P12" style:family="paragraph" style:parent-style-name="Standard">
      <style:paragraph-properties fo:line-height="150%" fo:text-align="justify" style:justify-single-word="false"/>
      <style:text-properties fo:color="#000000" style:font-name="Arial" fo:font-size="16pt" fo:language="cs" fo:country="CZ" fo:font-weight="normal" style:font-size-asian="16pt" style:font-weight-asian="normal" style:font-size-complex="16pt" style:font-weight-complex="normal"/>
    </style:style>
    <style:style style:name="P13" style:family="paragraph" style:parent-style-name="Standard">
      <style:paragraph-properties fo:line-height="150%" fo:text-align="justify" style:justify-single-word="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14" style:family="paragraph" style:parent-style-name="Standard">
      <style:paragraph-properties fo:line-height="150%" fo:text-align="justify" style:justify-single-word="false"/>
      <style:text-properties fo:color="#000000" style:font-name="Arial" fo:font-size="16pt" fo:language="en" fo:country="US" style:text-underline-style="solid" style:text-underline-width="auto" style:text-underline-color="font-color" fo:font-weight="normal" style:font-size-asian="16pt" style:font-weight-asian="normal" style:font-size-complex="16pt" style:font-weight-complex="normal"/>
    </style:style>
    <style:style style:name="P15" style:family="paragraph" style:parent-style-name="Standard">
      <style:paragraph-properties fo:line-height="150%" fo:text-align="justify" style:justify-single-word="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line-height="150%" fo:text-align="justify" style:justify-single-word="false"/>
      <style:text-properties fo:font-variant="normal" fo:text-transform="none" fo:color="#000000" style:font-name="Aria" fo:font-size="13.5pt" fo:letter-spacing="normal" fo:language="en" fo:country="US" fo:font-style="normal" style:text-underline-style="none" fo:font-weight="normal" fo:background-color="#ffff99" style:font-size-asian="16pt" style:font-weight-asian="normal" style:font-size-complex="16pt" style:font-weight-complex="normal"/>
    </style:style>
    <style:style style:name="P18" style:family="paragraph" style:parent-style-name="Text_20_body">
      <style:paragraph-properties fo:line-height="150%" fo:text-align="justify" style:justify-single-word="false" fo:background-color="#ffffcc">
        <style:background-image/>
      </style:paragraph-properties>
      <style:text-properties style:font-name="Arial" fo:font-size="16pt" fo:language="en" fo:country="US" style:font-size-asian="16pt" style:font-size-complex="16pt"/>
    </style:style>
    <style:style style:name="P19" style:family="paragraph" style:parent-style-name="Text_20_body">
      <style:paragraph-properties fo:line-height="150%" fo:text-align="justify" style:justify-single-word="false" fo:background-color="#ffffcc">
        <style:background-image/>
      </style:paragraph-properties>
      <style:text-properties style:font-name="Arial" fo:font-size="16pt" fo:language="cs" fo:country="CZ" style:font-size-asian="16pt" style:font-size-complex="16pt"/>
    </style:style>
    <style:style style:name="P20" style:family="paragraph" style:parent-style-name="Text_20_body">
      <style:paragraph-properties fo:line-height="150%" fo:text-align="justify" style:justify-single-word="false" fo:background-color="#ffffcc">
        <style:background-image/>
      </style:paragraph-properties>
      <style:text-properties fo:font-variant="normal" fo:text-transform="none" fo:color="#333333" style:font-name="Source Sans Pro" fo:font-size="12.75pt" fo:letter-spacing="normal" fo:language="en" fo:country="US" fo:font-style="normal" fo:font-weight="normal" fo:background-color="#ffffcc" style:font-size-asian="16pt" style:font-size-complex="16pt"/>
    </style:style>
    <style:style style:name="P21" style:family="paragraph" style:parent-style-name="Text_20_body">
      <style:paragraph-properties fo:line-height="150%" fo:text-align="justify" style:justify-single-word="false" fo:background-color="#ffffcc">
        <style:background-image/>
      </style:paragraph-properties>
      <style:text-properties fo:font-variant="normal" fo:text-transform="none" fo:color="#333333" style:font-name="Source Sans Pro" fo:font-size="16pt" fo:letter-spacing="normal" fo:language="en" fo:country="US" fo:font-style="normal" fo:font-weight="normal" fo:background-color="#ffffcc" style:font-size-asian="16pt" style:font-size-complex="16pt"/>
    </style:style>
    <style:style style:name="P22" style:family="paragraph" style:parent-style-name="Text_20_body">
      <style:paragraph-properties fo:line-height="150%" fo:text-align="justify" style:justify-single-word="false" fo:background-color="#ffffcc">
        <style:background-image/>
      </style:paragraph-properties>
      <style:text-properties fo:font-variant="normal" fo:text-transform="none" fo:color="#333333" style:font-name="Arial" fo:font-size="16pt" fo:letter-spacing="normal" fo:language="cs" fo:country="CZ" fo:font-style="normal" fo:font-weight="normal" style:font-size-asian="16pt" style:font-size-complex="16pt"/>
    </style:style>
    <style:style style:name="P23" style:family="paragraph" style:parent-style-name="Text_20_body">
      <style:paragraph-properties fo:line-height="150%" fo:text-align="justify" style:justify-single-word="false" fo:background-color="#ffffcc">
        <style:background-image/>
      </style:paragraph-properties>
      <style:text-properties fo:font-variant="normal" fo:text-transform="none" fo:color="#222222" style:font-name="Arial" fo:font-size="16pt" fo:letter-spacing="normal" fo:language="cs" fo:country="CZ" fo:font-style="normal" style:text-underline-style="none" fo:font-weight="bold" fo:background-color="#ffffcc" style:font-size-asian="16pt" style:font-weight-asian="normal" style:font-size-complex="16pt" style:font-weight-complex="normal"/>
    </style:style>
    <style:style style:name="P24" style:family="paragraph" style:parent-style-name="Standard">
      <style:paragraph-properties fo:line-height="150%" fo:text-align="justify" style:justify-single-word="false" fo:background-color="#ffffcc">
        <style:background-image/>
      </style:paragraph-properties>
      <style:text-properties style:font-name="Arial" fo:font-size="16pt" fo:language="en" fo:country="US" fo:background-color="#ffffcc" style:font-size-asian="16pt" style:font-size-complex="16pt"/>
    </style:style>
    <style:style style:name="P25" style:family="paragraph" style:parent-style-name="Standard">
      <style:paragraph-properties fo:line-height="150%" fo:text-align="justify" style:justify-single-word="false" fo:background-color="#ffffcc">
        <style:background-image/>
      </style:paragraph-properties>
      <style:text-properties style:font-name="Arial" fo:font-size="16pt" fo:language="cs" fo:country="CZ" style:text-underline-style="none" style:font-size-asian="16pt" style:font-size-complex="16pt"/>
    </style:style>
    <style:style style:name="P26" style:family="paragraph" style:parent-style-name="Standard">
      <style:paragraph-properties fo:line-height="150%" fo:text-align="justify" style:justify-single-word="false" fo:background-color="#ffffcc">
        <style:background-image/>
      </style:paragraph-properties>
      <style:text-properties style:font-name="Arial" fo:font-size="16pt" fo:language="cs" fo:country="CZ" style:text-underline-style="solid" style:text-underline-width="auto" style:text-underline-color="font-color" style:font-size-asian="16pt" style:font-size-complex="16pt"/>
    </style:style>
    <style:style style:name="P27" style:family="paragraph" style:parent-style-name="Standard">
      <style:paragraph-properties fo:line-height="150%" fo:text-align="justify" style:justify-single-word="false" fo:background-color="#ffffcc">
        <style:background-image/>
      </style:paragraph-properties>
      <style:text-properties style:font-name="Arial" fo:font-size="18pt" fo:language="cs" fo:country="CZ" fo:font-weight="bold" style:font-size-asian="18pt" style:font-weight-asian="bold" style:font-size-complex="18pt" style:font-weight-complex="bold"/>
    </style:style>
    <style:style style:name="P28" style:family="paragraph" style:parent-style-name="Standard">
      <style:paragraph-properties fo:line-height="150%" fo:text-align="justify" style:justify-single-word="false" fo:background-color="#ffffcc">
        <style:background-image/>
      </style:paragraph-properties>
      <style:text-properties fo:font-variant="normal" fo:text-transform="none" fo:color="#000000" style:font-name="Arial" fo:font-size="16pt" fo:letter-spacing="normal" fo:language="cs" fo:country="CZ" style:text-underline-style="none" style:font-size-asian="16pt" style:font-size-complex="16pt"/>
    </style:style>
    <style:style style:name="P29" style:family="paragraph" style:parent-style-name="Standard">
      <style:paragraph-properties fo:line-height="150%" fo:text-align="justify" style:justify-single-word="false" fo:background-color="#ffffcc">
        <style:background-image/>
      </style:paragraph-properties>
      <style:text-properties fo:font-variant="normal" fo:text-transform="none" fo:color="#000000" style:font-name="Aria" fo:font-size="16pt" fo:letter-spacing="normal" fo:language="en" fo:country="US" fo:font-style="normal" style:text-underline-style="none" fo:font-weight="normal" fo:background-color="transparent" style:font-size-asian="16pt" style:font-weight-asian="normal" style:font-size-complex="16pt" style:font-weight-complex="normal"/>
    </style:style>
    <style:style style:name="P30" style:family="paragraph" style:parent-style-name="Standard">
      <style:paragraph-properties fo:line-height="150%" fo:text-align="justify" style:justify-single-word="false" fo:background-color="#ffffcc">
        <style:background-image/>
      </style:paragraph-properties>
      <style:text-properties fo:font-variant="normal" fo:text-transform="none" fo:color="#000000" style:font-name="Times New Roman" fo:font-size="16pt" fo:letter-spacing="normal" fo:language="en" fo:country="US" fo:font-style="normal" style:text-underline-style="none" fo:font-weight="normal" style:font-size-asian="16pt" style:font-weight-asian="normal" style:font-size-complex="16pt" style:font-weight-complex="normal"/>
    </style:style>
    <style:style style:name="P31" style:family="paragraph" style:parent-style-name="Standard">
      <style:paragraph-properties fo:line-height="150%" fo:text-align="justify" style:justify-single-word="false" fo:background-color="#ffffcc">
        <style:background-image/>
      </style:paragraph-properties>
      <style:text-properties fo:font-variant="normal" fo:text-transform="none" fo:color="#0d0d0d" style:font-name="Roboto" fo:font-size="12pt" fo:letter-spacing="normal" fo:language="cs" fo:country="CZ" fo:font-style="normal" style:text-underline-style="none" fo:font-weight="bold" style:font-size-asian="16pt" style:font-size-complex="16pt"/>
    </style:style>
    <style:style style:name="P32" style:family="paragraph" style:parent-style-name="Standard">
      <style:paragraph-properties fo:line-height="150%" fo:text-align="justify" style:justify-single-word="false" fo:background-color="#ffffcc">
        <style:background-image/>
      </style:paragraph-properties>
      <style:text-properties fo:font-variant="normal" fo:text-transform="none" fo:color="#0d0d0d" style:font-name="Arial" fo:font-size="16pt" fo:letter-spacing="normal" fo:language="cs" fo:country="CZ" fo:font-style="normal" style:text-underline-style="none" fo:font-weight="bold" style:font-size-asian="16pt" style:font-size-complex="16pt"/>
    </style:style>
    <style:style style:name="P33" style:family="paragraph" style:parent-style-name="Standard">
      <style:paragraph-properties fo:line-height="150%" fo:text-align="justify" style:justify-single-word="false" fo:background-color="#ffffcc">
        <style:background-image/>
      </style:paragraph-properties>
      <style:text-properties fo:font-variant="normal" fo:text-transform="none" fo:color="#444444" style:font-name="Times New Roman" fo:font-size="16pt" fo:letter-spacing="normal" fo:language="en" fo:country="US" fo:font-style="normal" style:text-underline-style="none" fo:font-weight="normal" style:font-size-asian="16pt" style:font-weight-asian="normal" style:font-size-complex="16pt" style:font-weight-complex="normal"/>
    </style:style>
    <style:style style:name="P34"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en" fo:country="US" style:text-underline-style="none" fo:font-weight="normal" fo:background-color="#ffffcc" style:font-size-asian="16pt" style:font-weight-asian="normal" style:font-size-complex="16pt" style:font-weight-complex="normal"/>
    </style:style>
    <style:style style:name="P35" style:family="paragraph" style:parent-style-name="Standard">
      <style:paragraph-properties fo:line-height="150%" fo:text-align="center" style:justify-single-word="false" fo:background-color="#ffffcc">
        <style:background-image/>
      </style:paragraph-properties>
      <style:text-properties fo:color="#000000" style:font-name="Arial" fo:font-size="16pt" fo:language="en" fo:country="US" style:text-underline-style="none" fo:font-weight="normal" fo:background-color="#ffffcc" style:font-size-asian="16pt" style:font-weight-asian="normal" style:font-size-complex="16pt" style:font-weight-complex="normal"/>
    </style:style>
    <style:style style:name="P36" style:family="paragraph" style:parent-style-name="Standard">
      <style:paragraph-properties fo:line-height="150%" fo:text-align="center" style:justify-single-word="false" fo:background-color="#ffffcc">
        <style:background-image/>
      </style:paragraph-properties>
      <style:text-properties fo:color="#000000" style:font-name="Arial" fo:font-size="16pt" fo:language="en" fo:country="US" style:text-underline-style="none" fo:font-weight="normal" fo:background-color="transparent" style:font-size-asian="16pt" style:font-weight-asian="normal" style:font-size-complex="16pt" style:font-weight-complex="normal"/>
    </style:style>
    <style:style style:name="P37"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en" fo:country="US" style:text-underline-style="none" fo:font-weight="normal" style:font-size-asian="16pt" style:font-weight-asian="normal" style:font-size-complex="16pt" style:font-weight-complex="normal"/>
    </style:style>
    <style:style style:name="P38"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9"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40" style:family="paragraph" style:parent-style-name="Standard">
      <style:paragraph-properties fo:line-height="150%" fo:text-align="start" style:justify-single-word="false" fo:background-color="#ffffcc">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41"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none" fo:font-weight="normal" fo:background-color="#ffffff" style:font-size-asian="16pt" style:font-weight-asian="normal" style:font-size-complex="16pt" style:font-weight-complex="normal"/>
    </style:style>
    <style:style style:name="P42"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43"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solid" style:text-underline-width="auto" style:text-underline-color="font-color" fo:font-weight="normal" fo:background-color="#ffffff" style:font-size-asian="16pt" style:font-weight-asian="normal" style:font-size-complex="16pt" style:font-weight-complex="normal"/>
    </style:style>
    <style:style style:name="P44"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en" fo:country="US" style:text-underline-style="none" fo:font-weight="normal" fo:background-color="#ffffff" style:font-size-asian="16pt" style:font-weight-asian="normal" style:font-size-complex="16pt" style:font-weight-complex="normal"/>
    </style:style>
    <style:style style:name="P45" style:family="paragraph" style:parent-style-name="Standard">
      <style:paragraph-properties fo:line-height="150%" fo:text-align="justify" style:justify-single-word="false" fo:background-color="#ffffff">
        <style:background-image/>
      </style:paragraph-properties>
      <style:text-properties fo:color="#cc3300" style:font-name="Arial" fo:font-size="16pt" fo:language="cs" fo:country="CZ" style:text-underline-style="none" fo:font-weight="bold" fo:background-color="#ffffff" style:font-size-asian="16pt" style:font-weight-asian="bold" style:font-size-complex="16pt" style:font-weight-complex="bold"/>
    </style:style>
    <style:style style:name="P46" style:family="paragraph" style:parent-style-name="List_20_Contents">
      <style:paragraph-properties fo:margin-left="0cm" fo:margin-right="0cm" fo:line-height="150%" fo:orphans="2" fo:widows="2" fo:text-indent="0cm" style:auto-text-indent="false" fo:background-color="#ffffcc">
        <style:background-image/>
      </style:paragraph-properties>
      <style:text-properties fo:font-variant="normal" fo:text-transform="none" fo:color="#222222" style:font-name="Arial" fo:font-size="16pt" fo:letter-spacing="normal" fo:font-style="normal" fo:font-weight="normal" style:font-size-asian="16pt" style:font-size-complex="16pt"/>
    </style:style>
    <style:style style:name="P47" style:family="paragraph" style:parent-style-name="List_20_Contents">
      <style:paragraph-properties fo:margin-left="0cm" fo:margin-right="0cm" fo:line-height="150%" fo:orphans="2" fo:widows="2" fo:text-indent="0cm" style:auto-text-indent="false" fo:background-color="#ffffcc">
        <style:background-image/>
      </style:paragraph-properties>
      <style:text-properties fo:color="#000000" style:font-name="Arial" fo:font-size="16pt" fo:language="cs" fo:country="CZ" style:text-underline-style="none" fo:font-weight="normal" fo:background-color="#ffffff" style:font-size-asian="16pt" style:font-weight-asian="normal" style:font-size-complex="16pt" style:font-weight-complex="normal"/>
    </style:style>
    <style:style style:name="P48" style:family="paragraph" style:parent-style-name="Text_20_body" style:list-style-name="L2">
      <style:paragraph-properties fo:margin-left="0cm" fo:margin-right="0cm" fo:margin-top="0cm" fo:margin-bottom="0cm" fo:text-align="start" style:justify-single-word="false" fo:orphans="2" fo:widows="2" fo:text-indent="0cm" style:auto-text-indent="false" fo:padding="0cm" fo:border="none"/>
    </style:style>
    <style:style style:name="P49" style:family="paragraph" style:parent-style-name="Text_20_body" style:list-style-name="L2">
      <style:paragraph-properties fo:margin-left="0cm" fo:margin-right="0cm" fo:margin-top="0cm" fo:margin-bottom="0.212cm" fo:line-height="150%" fo:text-align="start" style:justify-single-word="false" fo:orphans="2" fo:widows="2" fo:text-indent="0cm" style:auto-text-indent="false" fo:background-color="#ffffcc" fo:padding="0cm" fo:border="none">
        <style:background-image/>
      </style:paragraph-properties>
      <style:text-properties fo:font-variant="normal" fo:text-transform="none" fo:color="#333333" style:font-name="Source Sans Pro" fo:font-size="12.75pt" fo:letter-spacing="normal" fo:language="en" fo:country="US" fo:font-style="normal" fo:font-weight="normal" fo:background-color="#ffffcc" style:font-size-asian="16pt" style:font-size-complex="16pt"/>
    </style:style>
    <style:style style:name="P50" style:family="paragraph" style:parent-style-name="Text_20_body" style:list-style-name="L3">
      <style:paragraph-properties fo:margin-left="0cm" fo:margin-right="0cm" fo:margin-top="0cm" fo:margin-bottom="0.212cm" fo:text-align="start" style:justify-single-word="false" fo:orphans="2" fo:widows="2" fo:text-indent="0cm" style:auto-text-indent="false" fo:background-color="#ffffcc" fo:padding="0cm" fo:border="none">
        <style:background-image/>
      </style:paragraph-properties>
      <style:text-properties fo:font-variant="normal" fo:text-transform="none" fo:color="#333333" style:font-name="Source Sans Pro" fo:font-size="16pt" fo:letter-spacing="normal" fo:font-style="normal" fo:font-weight="normal" fo:background-color="#ffffcc" style:font-size-asian="16pt" style:font-size-complex="16pt"/>
    </style:style>
    <style:style style:name="P51" style:family="paragraph" style:parent-style-name="Text_20_body" style:list-style-name="L3">
      <style:paragraph-properties fo:margin-top="0cm" fo:margin-bottom="0.212cm" fo:text-align="start" style:justify-single-word="false" fo:orphans="2" fo:widows="2" fo:background-color="#ffffcc" fo:padding="0cm" fo:border="none">
        <style:background-image/>
      </style:paragraph-properties>
      <style:text-properties fo:font-variant="normal" fo:text-transform="none" fo:color="#0066cc" style:font-name="Source Sans Pro" fo:font-size="16pt" fo:letter-spacing="normal" fo:font-style="normal" fo:font-weight="normal" fo:background-color="#ffffcc" style:font-size-asian="16pt" style:font-size-complex="16pt"/>
    </style:style>
    <style:style style:name="P52" style:family="paragraph" style:parent-style-name="Text_20_body" style:list-style-name="L3">
      <style:paragraph-properties fo:margin-top="0cm" fo:margin-bottom="0.212cm" fo:text-align="start" style:justify-single-word="false" fo:orphans="2" fo:widows="2" fo:background-color="#ffffcc" fo:padding="0cm" fo:border="none">
        <style:background-image/>
      </style:paragraph-properties>
      <style:text-properties fo:font-variant="normal" fo:text-transform="none" fo:color="#333333" style:font-name="Source Sans Pro" fo:font-size="16pt" fo:letter-spacing="normal" fo:font-style="normal" fo:font-weight="normal" fo:background-color="#ffffcc" style:font-size-asian="16pt" style:font-size-complex="16pt"/>
    </style:style>
    <style:style style:name="P53" style:family="paragraph" style:parent-style-name="Standard" style:list-style-name="L1">
      <style:paragraph-properties fo:line-height="150%" fo:text-align="justify" style:justify-single-word="false"/>
      <style:text-properties fo:color="#000000" style:font-name="Arial" fo:font-size="16pt" fo:language="cs" fo:country="CZ" fo:font-weight="normal" style:font-size-asian="16pt" style:font-weight-asian="normal" style:font-size-complex="16pt" style:font-weight-complex="normal"/>
    </style:style>
    <style:style style:name="P54" style:family="paragraph" style:parent-style-name="Standard">
      <style:paragraph-properties fo:line-height="150%" fo:text-align="justify" style:justify-single-word="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55" style:family="paragraph" style:parent-style-name="Standard">
      <style:paragraph-properties fo:line-height="150%" fo:text-align="justify" style:justify-single-word="false"/>
      <style:text-properties style:font-name="Arial" fo:font-size="16pt" fo:language="cs" fo:country="CZ" style:font-size-asian="16pt" style:font-size-complex="16pt"/>
    </style:style>
    <style:style style:name="P56" style:family="paragraph" style:parent-style-name="Standard" style:list-style-name="L4">
      <style:paragraph-properties fo:line-height="150%" fo:text-align="justify" style:justify-single-word="false"/>
      <style:text-properties style:font-name="Arial" fo:font-size="16pt" fo:language="cs" fo:country="CZ" style:font-size-asian="16pt" style:font-size-complex="16pt"/>
    </style:style>
    <style:style style:name="P57" style:family="paragraph" style:parent-style-name="Standard" style:list-style-name="L5">
      <style:paragraph-properties fo:line-height="150%" fo:text-align="justify" style:justify-single-word="false"/>
      <style:text-properties style:font-name="Arial" fo:font-size="16pt" fo:language="cs" fo:country="CZ" style:font-size-asian="16pt" style:font-size-complex="16pt"/>
    </style:style>
    <style:style style:name="P58" style:family="paragraph" style:parent-style-name="Standard" style:list-style-name="L6">
      <style:paragraph-properties fo:line-height="150%" fo:text-align="justify" style:justify-single-word="false"/>
      <style:text-properties style:font-name="Arial" fo:font-size="16pt" fo:language="cs" fo:country="CZ" style:font-size-asian="16pt" style:font-size-complex="16pt"/>
    </style:style>
    <style:style style:name="P59" style:family="paragraph" style:parent-style-name="Standard">
      <style:paragraph-properties fo:line-height="150%" fo:text-align="justify" style:justify-single-word="false"/>
      <style:text-properties style:font-name="Arial" fo:font-size="16pt" fo:language="cs" fo:country="CZ" style:text-underline-style="solid" style:text-underline-width="auto" style:text-underline-color="font-color" style:font-size-asian="16pt" style:font-size-complex="16pt"/>
    </style:style>
    <style:style style:name="P60" style:family="paragraph" style:parent-style-name="Standard">
      <style:paragraph-properties fo:line-height="150%" fo:text-align="justify" style:justify-single-word="false"/>
      <style:text-properties style:font-name="Arial" fo:font-size="16pt" fo:language="cs" fo:country="CZ" style:text-underline-style="none" style:font-size-asian="16pt" style:font-size-complex="16pt"/>
    </style:style>
    <style:style style:name="P61" style:family="paragraph" style:parent-style-name="Standard">
      <style:paragraph-properties fo:line-height="150%" fo:text-align="justify" style:justify-single-word="false"/>
      <style:text-properties fo:color="#990000" style:font-name="Arial" fo:font-size="16pt" fo:language="cs" fo:country="CZ" style:text-underline-style="none" fo:font-weight="bold" style:font-size-asian="16pt" style:font-weight-asian="bold" style:font-size-complex="16pt" style:font-weight-complex="bold"/>
    </style:style>
    <style:style style:name="P62"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none" fo:font-weight="normal" fo:background-color="#ffffff" style:font-size-asian="16pt" style:font-weight-asian="normal" style:font-size-complex="16pt" style:font-weight-complex="normal"/>
    </style:style>
    <style:style style:name="P63"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64"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solid" style:text-underline-width="auto" style:text-underline-color="font-color" fo:font-weight="normal" fo:background-color="#ffffff" style:font-size-asian="16pt" style:font-weight-asian="normal" style:font-size-complex="16pt" style:font-weight-complex="normal"/>
    </style:style>
    <style:style style:name="P65" style:family="paragraph" style:parent-style-name="Standard">
      <style:paragraph-properties fo:line-height="150%" fo:text-align="start" style:justify-single-word="false" fo:background-color="#ffffcc">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66"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67" style:family="paragraph" style:parent-style-name="Standard">
      <style:paragraph-properties fo:line-height="150%" fo:text-align="start" style:justify-single-word="false" fo:background-color="#ffffcc">
        <style:background-image/>
      </style:paragraph-properties>
      <style:text-properties fo:color="#000000" style:font-name="Arial" fo:font-size="16pt" fo:language="cs" fo:country="CZ" style:text-underline-style="none" fo:font-weight="normal" fo:background-color="#ffffff" style:font-size-asian="16pt" style:font-weight-asian="normal" style:font-size-complex="16pt" style:font-weight-complex="normal"/>
    </style:style>
    <style:style style:name="P68"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en" fo:country="US" style:text-underline-style="none" fo:font-weight="normal" fo:background-color="#ffffcc" style:font-size-asian="16pt" style:font-weight-asian="normal" style:font-size-complex="16pt" style:font-weight-complex="normal"/>
    </style:style>
    <style:style style:name="P69"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T1" style:family="text">
      <style:text-properties fo:language="en" fo:country="US"/>
    </style:style>
    <style:style style:name="T2" style:family="text">
      <style:text-properties fo:language="cs" fo:country="CZ"/>
    </style:style>
    <style:style style:name="T3" style:family="text">
      <style:text-properties fo:color="#222222" fo:font-size="16pt"/>
    </style:style>
    <style:style style:name="T4" style:family="text">
      <style:text-properties fo:color="#222222" fo:font-size="16pt" fo:language="cs" fo:country="CZ" fo:font-weight="bold"/>
    </style:style>
    <style:style style:name="T5" style:family="text">
      <style:text-properties fo:font-variant="normal" fo:text-transform="none" fo:color="#222222" style:font-name="source sans pro" fo:font-size="14.25pt" fo:letter-spacing="normal" fo:font-style="normal" fo:font-weight="bold" fo:background-color="#ffffcc"/>
    </style:style>
    <style:style style:name="T6" style:family="text">
      <style:text-properties fo:font-variant="normal" fo:text-transform="none" fo:color="#222222" style:font-name="Arial" fo:letter-spacing="normal" fo:font-style="normal" fo:font-weight="bold"/>
    </style:style>
    <style:style style:name="T7" style:family="text">
      <style:text-properties fo:font-variant="normal" fo:text-transform="none" fo:color="#333333" style:font-name="source sans pro" fo:font-size="14.25pt" fo:letter-spacing="normal" fo:font-style="normal" fo:font-weight="normal" fo:background-color="#ffffcc"/>
    </style:style>
    <style:style style:name="T8" style:family="text">
      <style:text-properties fo:font-variant="normal" fo:text-transform="none" fo:color="#333333" style:font-name="Arial" fo:letter-spacing="normal" fo:font-style="normal" fo:font-weight="normal"/>
    </style:style>
    <style:style style:name="T9" style:family="text">
      <style:text-properties fo:font-variant="normal" fo:text-transform="none" fo:color="#049ccf" style:text-line-through-style="none" style:font-name="source sans pro" fo:font-size="14.25pt" fo:letter-spacing="normal" fo:font-style="normal" style:text-underline-style="none" fo:font-weight="normal" style:text-blinking="false" fo:background-color="#ffffcc"/>
    </style:style>
    <style:style style:name="T10" style:family="text">
      <style:text-properties fo:font-variant="normal" fo:text-transform="none" fo:color="#0000ff" style:font-name="Arial" fo:letter-spacing="normal" fo:font-style="normal" fo:font-weight="normal"/>
    </style:style>
    <style:style style:name="T11" style:family="text">
      <style:text-properties fo:font-variant="normal" fo:text-transform="none" fo:color="#000000" style:text-line-through-style="none" style:font-name="arial" fo:font-size="14pt" fo:letter-spacing="normal" fo:font-style="normal" style:text-underline-style="none" fo:font-weight="normal" style:text-blinking="false"/>
    </style:style>
    <style:style style:name="T12" style:family="text">
      <style:text-properties fo:font-variant="normal" fo:text-transform="none" fo:color="#000000" style:text-line-through-style="none" style:font-name="arial" fo:font-size="14pt" fo:letter-spacing="normal" fo:language="cs" fo:country="CZ" fo:font-style="normal" style:text-underline-style="none" fo:font-weight="normal" style:text-blinking="false" style:font-size-asian="16pt" style:font-size-complex="16pt"/>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d0d0d" fo:letter-spacing="normal" fo:font-style="normal" fo:font-weight="bold"/>
    </style:style>
    <style:style style:name="T16" style:family="text">
      <style:text-properties fo:font-variant="normal" fo:text-transform="none" fo:color="#0d0d0d" fo:letter-spacing="normal" fo:font-style="normal" fo:font-weight="normal"/>
    </style:style>
    <style:style style:name="T17" style:family="text">
      <style:text-properties fo:font-variant="normal" fo:text-transform="none" fo:letter-spacing="normal"/>
    </style:style>
    <style:style style:name="T18" style:family="text">
      <style:text-properties fo:font-variant="normal" fo:text-transform="none" fo:letter-spacing="normal" fo:font-style="normal"/>
    </style:style>
    <style:style style:name="T19" style:family="text">
      <style:text-properties fo:font-variant="normal" fo:text-transform="none" style:text-line-through-style="none" style:font-name="arial" fo:font-size="14pt" fo:letter-spacing="normal" fo:font-style="normal" style:text-blinking="false"/>
    </style:style>
    <style:style style:name="T20" style:family="text">
      <style:text-properties fo:font-variant="normal" fo:text-transform="none" style:text-line-through-style="none" style:font-name="Arial" fo:letter-spacing="normal" fo:font-style="normal" style:text-blinking="false"/>
    </style:style>
    <style:style style:name="T21" style:family="text">
      <style:text-properties fo:font-variant="normal" fo:text-transform="none" style:font-name="arial" fo:letter-spacing="normal" fo:font-style="normal"/>
    </style:style>
    <style:style style:name="T22" style:family="text">
      <style:text-properties fo:font-size="16pt"/>
    </style:style>
    <style:style style:name="T23" style:family="text">
      <style:text-properties fo:font-size="16pt" fo:font-weight="bold"/>
    </style:style>
    <style:style style:name="T24" style:family="text">
      <style:text-properties style:font-name="Arial" fo:font-size="16pt" fo:language="cs" fo:country="CZ" style:text-underline-style="none" style:font-size-asian="16pt" style:font-size-complex="16pt"/>
    </style:style>
    <style:style style:name="T25" style:family="text">
      <style:text-properties style:font-name="Arial"/>
    </style:style>
    <style:style style:name="T26" style:family="text">
      <style:text-properties style:font-name="Arial" fo:background-color="#ffffcc"/>
    </style:style>
    <style:style style:name="T27" style:family="text">
      <style:text-properties fo:color="#cc3300"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space-before="-0.499cm" text:min-label-width="0.499cm"/>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A">
        <style:list-level-properties/>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HOW TO CREATE</text:span> BUDDHIST AUDIOBOOKS</text:p>
      <text:p text:style-name="P6"/>
      <text:p text:style-name="P6">From 2005 to 2015 I was publishing Dhamma books in czech language for free distribution. Dharma zdarma (Free Dharma) was the name of the project. <text:s/>The website fo the project is still available on <text:a xlink:type="simple" xlink:href="http://www.dharmazdarma.cz/" text:style-name="Internet_20_link" text:visited-style-name="Visited_20_Internet_20_Link">www.dharmazdarma.cz</text:a>. </text:p>
      <text:p text:style-name="P6"/>
      <text:p text:style-name="P6">It was quite easy to organize. There were just a few step involved.</text:p>
      <text:list xml:id="list3903589299247316402" text:style-name="L6">
        <text:list-item>
          <text:p text:style-name="P58">Asking the author of for his permission.</text:p>
        </text:list-item>
        <text:list-item>
          <text:p text:style-name="P58">Asking the translator for his/her permission.</text:p>
        </text:list-item>
        <text:list-item>
          <text:p text:style-name="P58">Fundraising.</text:p>
        </text:list-item>
      </text:list>
      <text:p text:style-name="P6"/>
      <text:p text:style-name="P6">Last year I started to think about creating some audiobooks too. To my surprise, I realized that creating Dhamma audiobooks is much more complicated. </text:p>
      <text:p text:style-name="P6"/>
      <text:p text:style-name="P6">Why?</text:p>
      <text:p text:style-name="P6"/>
      <text:p text:style-name="P6">The first reason is rather obvious. Audiobook production includes one additional step – creating audio track from the czech translation. Many members of our buddhist community are good translator but none of us is a trained narrator. But some of us might be able to learning new a new skill. <text:s/>Another option is to hire a professional narrator.</text:p>
      <text:p text:style-name="P6"><text:soft-page-break/>But there is another obstacle to creating audiobooks - copyright. This article is about copyright and creating audiobooks for free distribution.</text:p>
      <text:p text:style-name="P6"/>
      <text:p text:style-name="P6">A few books have been translated to Czech language. How can I obtain a permission to create audiobooks from these translations?</text:p>
      <text:p text:style-name="P6"/>
      <text:p text:style-name="P6"><text:span text:style-name="T27">ASKING FOR PERMISSION</text:span></text:p>
      <text:p text:style-name="P6">The first option is to contact the authors and the translators and ask them for their permission to create an audiobook of their work. I also need their permission to upload the audiobook online on my YouTube channel. </text:p>
      <text:p text:style-name="P6"/>
      <text:p text:style-name="P6">There two issues with this option.</text:p>
      <text:p text:style-name="P6"/>
      <text:p text:style-name="P7">Number of users</text:p>
      <text:p text:style-name="P6">But what happens if I die and YouTube decides to terminate my YouTube channel? Is there anyone else who can upload the book online? No, if I am the only person with the permission to use it, nobody else is allowed upload the book online . As a result, the audiobook may not be accessible to general public anymore.</text:p>
      <text:p text:style-name="P6"/>
      <text:p text:style-name="P6"/>
      <text:p text:style-name="P6"/>
      <text:p text:style-name="P7"><text:soft-page-break/>Community support</text:p>
      <text:p text:style-name="P8">In order to publish an audiobook, I will have to find a narrator. This could be a volunteer or a professional actor. I may also need to do some fundraising. In other words, I will certainly need support of our local Buddhist community. </text:p>
      <text:p text:style-name="P8"/>
      <text:p text:style-name="P8">However, the members of our local comunity may hesitate to support the audiobook production. They may have this question in their minds:</text:p>
      <text:p text:style-name="P6"/>
      <text:p text:style-name="P6">„This is a really nice book. It would be great if an audiobook adaptation would be available in our language. But Dalibor is the only person that has the permission to use the audiobook on YouTube. <text:s/>One day Dalibor is going to die and YouTube may terminate his YouTube channel. As a result, the book may not be accessible to the general public anymore. Is there not a better way to organize this?“</text:p>
      <text:p text:style-name="P6"/>
      <text:p text:style-name="P6"><text:span text:style-name="T27">CC LICENSES</text:span></text:p>
      <text:p text:style-name="P12">A much better way to organize cooperation between the author, translator and the audiobook creator are the CC licenses. </text:p>
      <text:p text:style-name="P12"/>
      <text:p text:style-name="P12">CC license is a public way of saying: „Hello everyone, you can use my <text:s/>work. You just have to abide by the conditions that are mentioned in the license. But do now worry too much about these conditions, they <text:soft-page-break/>are very easy to understand and meet.“</text:p>
      <text:p text:style-name="P12"/>
      <text:p text:style-name="P12">So if the author publishes his book under a CC license, the translator knows that he can translate the book. Later the translator can aslo publish his work under the CC licence. And if both the author and translator published their work (the original book and the translation) under a CC license, anyone can create an audiobook from the translation. And if the author of the audiobook (the narrator) publishes his work uner CC licence too, then anybody can use the audiobook for both personal use and for uploading it on youtube. </text:p>
      <text:p text:style-name="P12"/>
      <text:p text:style-name="P12">That means that in order to produce and audiobook that can be uploaded on YouTube by anyone, three steps are needed.</text:p>
      <text:p text:style-name="P12"/>
      <text:list xml:id="list6330960138426890010" text:style-name="L1">
        <text:list-item>
          <text:p text:style-name="P53">The author has to publish his book under a CC license.</text:p>
        </text:list-item>
        <text:list-item>
          <text:p text:style-name="P53">The translator has to publish his translation under a CC license.</text:p>
        </text:list-item>
        <text:list-item>
          <text:p text:style-name="P53">The creator has to publish his translation under a CC license.</text:p>
        </text:list-item>
      </text:list>
      <text:p text:style-name="P12"/>
      <text:p text:style-name="P12">And it would be wonderfull to have Dhamma audiobooks in Czech language that anyone could freely upload on YouTube or any other platfrom for sharing audio or audiovisual content. </text:p>
      <text:p text:style-name="P12"/>
      <text:p text:style-name="P1">TYPES OF CC LICENSES</text:p>
      <text:p text:style-name="P6"><text:soft-page-break/>There are seven licenses that any author or a copyright holder can apply on his/her work.</text:p>
      <text:p text:style-name="P6"/>
      <text:p text:style-name="P6">CC0</text:p>
      <text:p text:style-name="P6">https://creativecommons.org/publicdomain/zero/1.0/</text:p>
      <text:p text:style-name="P6">CC BY</text:p>
      <text:p text:style-name="P6">https://creativecommons.org/licenses/by/4.0/</text:p>
      <text:p text:style-name="P6">CC BY-SA</text:p>
      <text:p text:style-name="P6">https://creativecommons.org/licenses/by-sa/4.0/</text:p>
      <text:p text:style-name="P6">CC BY-ND</text:p>
      <text:p text:style-name="P6">https://creativecommons.org/licenses/by-nd/4.0/</text:p>
      <text:p text:style-name="P6">CC BY-NC</text:p>
      <text:p text:style-name="P6">https://creativecommons.org/licenses/by-nc/4.0/</text:p>
      <text:p text:style-name="P6"/>
      <text:p text:style-name="P6">CC BY-NC-SA</text:p>
      <text:p text:style-name="P6">https://creativecommons.org/licenses/by-nc-sa/4.0/</text:p>
      <text:p text:style-name="P6">CC BY-NC-ND</text:p>
      <text:p text:style-name="P6">https://creativecommons.org/licenses/by-nc-nd/4.0/</text:p>
      <text:p text:style-name="P6"/>
      <text:p text:style-name="P6">[the <text:span text:style-name="T1">names of the seven licenses above are linked to</text:span> the human readable <text:span text:style-name="T1">(Commons Deed) </text:span>versions of the licenses]</text:p>
      <text:p text:style-name="P6"/>
      <text:p text:style-name="P6">However, not all these CC licenses are suitable for the purpose <text:soft-page-break/>allowing other people to translate a book or allowing them <text:s/>to create an audiobook. <text:s/></text:p>
      <text:p text:style-name="P6"/>
      <text:p text:style-name="P1">ND CONDITION</text:p>
      <text:p text:style-name="P6">Two of the licenses have the ND condition included.</text:p>
      <text:p text:style-name="P6"/>
      <text:p text:style-name="P6">CC BY-ND</text:p>
      <text:p text:style-name="P6"><text:a xlink:type="simple" xlink:href="https://creativecommons.org/licenses/by-nd/4.0/legalcode" text:style-name="Internet_20_link" text:visited-style-name="Visited_20_Internet_20_Link">https://creativecommons.org/licenses/by-nd/4.0/legalcode</text:a></text:p>
      <text:p text:style-name="P6"/>
      <text:p text:style-name="P6">CC BY-NC-ND</text:p>
      <text:p text:style-name="P6"><text:a xlink:type="simple" xlink:href="https://creativecommons.org/licenses/by-nc-nd/4.0/legalcode" text:style-name="Internet_20_link" text:visited-style-name="Visited_20_Internet_20_Link">https://creativecommons.org/licenses/by-nc-nd/4.0/legalcode</text:a></text:p>
      <text:p text:style-name="P6"/>
      <text:p text:style-name="P9">These licenses do not allow to translate <text:span text:style-name="T2">the original book or to create and audiobook from the original book.</text:span> This is obvious from the shorter version <text:s/>of the licenses. </text:p>
      <text:p text:style-name="P9"/>
      <text:p text:style-name="P24"/>
      <text:p text:style-name="P18"><text:span text:style-name="Strong_20_Emphasis"><text:span text:style-name="T5">NoDerivatives</text:span></text:span><text:span text:style-name="T7"> — If you </text:span><text:bookmark text:name="some_kinds_of_mods_popup"/><text:a xlink:type="simple" xlink:href="https://creativecommons.org/licenses/by-nd/4.0/#" text:style-name="Internet_20_link" text:visited-style-name="Visited_20_Internet_20_Link"><text:span text:style-name="T9">remix, transform, or build upon</text:span></text:a><text:span text:style-name="T7"> the material, you may not distribute the modified material.</text:span></text:p>
      <text:p text:style-name="P24"/>
      <text:p text:style-name="P9"/>
      <text:p text:style-name="P9">It is a even clearer from the Legal code of the licenses. </text:p>
      <text:list xml:id="list5570501917328674215" text:style-name="L2">
        <text:list-item>
          <text:list>
            <text:list-header>
              <text:p text:style-name="P48"/>
            </text:list-header>
          </text:list>
        </text:list-item>
      </text:list>
      <text:p text:style-name="P20"/>
      <text:p text:style-name="P20"><text:soft-page-break/><text:span text:style-name="Strong_20_Emphasis"><text:span text:style-name="T23">Section 2 – Scope.</text:span></text:span></text:p>
      <text:list xml:id="list38381320" text:continue-numbering="true" text:style-name="L2">
        <text:list-header>
          <text:p text:style-name="P49"><text:span text:style-name="Strong_20_Emphasis"><text:span text:style-name="T4">a. </text:span></text:span><text:span text:style-name="Strong_20_Emphasis"><text:span text:style-name="T3">License grant</text:span></text:span><text:span text:style-name="T22">.</text:span></text:p>
        </text:list-header>
      </text:list>
      <text:p text:style-name="P21"><text:bookmark text:name="s2a1"/>Subject to the terms and conditions of this Public License, the Licensor hereby grants You a worldwide, royalty-free, non-sublicensable, non-exclusive, irrevocable license to exercise the Licensed Rights in the Licensed Material to:</text:p>
      <text:list xml:id="list6702688161441336707" text:style-name="L3">
        <text:list-item>
          <text:list>
            <text:list-item>
              <text:p text:style-name="P50"><text:bookmark text:name="s2a1A"/><text:s/>reproduce and Share the Licensed Material, in whole or in part; and</text:p>
            </text:list-item>
            <text:list-item>
              <text:p text:style-name="P51"><text:bookmark text:name="s2a1B"/><text:s/>produce and reproduce, but not Share, Adapted Material.</text:p>
              <text:p text:style-name="P52"/>
            </text:list-item>
          </text:list>
        </text:list-item>
      </text:list>
      <text:p text:style-name="P9"/>
      <text:p text:style-name="P6">This part does not mention that translation is not allowed. It only mentiones that Adapted material can be produced only for personal use. Adapted Material can not be shared publicaly. The crucial word here is “Adapted Material“. However, the part above does not define what is an Adapted Material. This defined only in the part bellow</text:p>
      <text:p text:style-name="P6"/>
      <text:p text:style-name="P27"/>
      <text:p text:style-name="P27">Section 1 - definitions</text:p>
      <text:p text:style-name="P19"><text:bookmark text:name="s1a"/><text:span text:style-name="Strong_20_Emphasis"><text:span text:style-name="T6">Adapted Material </text:span></text:span><text:span text:style-name="T8">means material subject to Copyright and Similar Rights that is derived from or based upon the Licensed Material and in which the Licensed Material is </text:span><text:span text:style-name="T10">translated</text:span><text:span text:style-name="T8">, altered, arranged, transformed, or </text:span><text:span text:style-name="T10">otherwise modified in a manner requiring permission</text:span><text:span text:style-name="T8"> under the Copyright and Similar Rights held by the Licensor. For </text:span><text:soft-page-break/><text:span text:style-name="T8">purposes of this Public License, where the Licensed Material is a musical work, performance, or sound recording, Adapted Material is always produced where the Licensed Material is synched in timed relation with a moving image.</text:span></text:p>
      <text:p text:style-name="P22"/>
      <text:p text:style-name="P6"/>
      <text:p text:style-name="P6">From the part above is clear that the licenses do not allow anyone to translate. And what about an audiobook? Audiobook production is nothing but „modification in a manner requiring permission under Copyright and Similar Right held by the Licensor.“</text:p>
      <text:p text:style-name="P6"/>
      <text:p text:style-name="P6">Perhaps my reply was two detailed here. At least the reply is very clear. These two licenses are definitely not suitable. They do not give permission to translate a book or create an audiobook. </text:p>
      <text:p text:style-name="P6"/>
      <text:p text:style-name="P1">NC CONDITION</text:p>
      <text:p text:style-name="P6">Three of the CC licenses have the NC condition included. <text:span text:style-name="T1">However, I have already discussed one of them </text:span>(CC BY-NC-ND) in the previous part and, therefore, discussion in this part concerns only these two licenses.</text:p>
      <text:p text:style-name="P6"/>
      <text:p text:style-name="P6">CC BY-NC</text:p>
      <text:p text:style-name="P6">https://creativecommons.org/licenses/by-nc/4.0/legalcode</text:p>
      <text:p text:style-name="P6"><text:soft-page-break/></text:p>
      <text:p text:style-name="P6">CC BY-NC-SA</text:p>
      <text:p text:style-name="P6"><text:a xlink:type="simple" xlink:href="https://creativecommons.org/licenses/by-nc-sa/4.0/legalcode" text:style-name="Internet_20_link" text:visited-style-name="Visited_20_Internet_20_Link">https://creativecommons.org/licenses/by-nc-sa/4.0/legalcode</text:a></text:p>
      <text:p text:style-name="P6"/>
      <text:p text:style-name="P9">[the names of the licenses are linked to legal code]</text:p>
      <text:p text:style-name="P9"/>
      <text:p text:style-name="P6">These two licences do not include the ND condition and they certainly can be used if the author wishes to:</text:p>
      <text:list xml:id="list8417224392519175159" text:style-name="L4">
        <text:list-item>
          <text:p text:style-name="P56">give a permission to translate his book and let the translator share his translation publicaly </text:p>
        </text:list-item>
        <text:list-item>
          <text:p text:style-name="P56">give a permission create an audiobook from his book and let the audiobook creator to share the book publicaly</text:p>
        </text:list-item>
      </text:list>
      <text:p text:style-name="P6"/>
      <text:p text:style-name="P6">The NC condition creates a few rather obvious obstacles:</text:p>
      <text:list xml:id="list9030408910475140978" text:style-name="L5">
        <text:list-item>
          <text:p text:style-name="P57">a book published under these two licenses can not be used for commercial purposes</text:p>
        </text:list-item>
        <text:list-item>
          <text:p text:style-name="P57">a translation of a book licensed under these two licenses can not be used for commercial purposes</text:p>
        </text:list-item>
        <text:list-item>
          <text:p text:style-name="P57">an audiobook created from a book licensed under one of these two licenses can not be used for commercial purposes</text:p>
        </text:list-item>
      </text:list>
      <text:p text:style-name="P6"/>
      <text:p text:style-name="P6">However, there is also one unexpected obstacle that comes into play when these two licenses (CC BY-NC and CC BY-NC-SA) are used on <text:soft-page-break/>YouTube.</text:p>
      <text:p text:style-name="P6"/>
      <text:p text:style-name="P7">NC licenses and YouTube</text:p>
      <text:p text:style-name="P8">First I would like to mention that CC licenses can be used on YouTube. An instruction on how to use the CC licenses can be found on the CC FAQ page. </text:p>
      <text:p text:style-name="P8"/>
      <text:p text:style-name="P16"><text:span text:style-name="T12">[</text:span><text:a xlink:type="simple" xlink:href="https://creativecommons.org/faq/#how-do-i-apply-a-creative-commons-license-to-my-material" text:style-name="Internet_20_link" text:visited-style-name="Visited_20_Internet_20_Link">https://creativecommons.org/faq/#how-do-i-apply-a-creative-commons-license-to-my-material</text:a><text:span text:style-name="T24">](</text:span><text:a xlink:type="simple" xlink:href="https://creativecommons.org/faq/#how-do-i-apply-a-creative-commons-license-to-my-material" text:style-name="Internet_20_link" text:visited-style-name="Visited_20_Internet_20_Link"><text:span text:style-name="T11">https://creativecommons.org/faq/#how-do-i-apply-a-creative-commons-license-to-my-material</text:span></text:a> <text:span text:style-name="T24">)</text:span></text:p>
      <text:p text:style-name="P8"/>
      <text:p text:style-name="P28"/>
      <text:p text:style-name="P25"><text:span text:style-name="T13">„</text:span><text:span text:style-name="T14">For third-party platforms: Many media platforms like Flickr, YouTube, and SoundCloud have built-in Creative Commons capabilities, letting users mark their material with a CC license through their account settings. The benefit of using this functionality is that it allows other people to find your content when searching those plattforms for CC-licensed material. If the platform where you’re uploading your content does not support CC licensing, you can still identify your content as CC-licensed in the text description of your content.“</text:span> </text:p>
      <text:p text:style-name="P25"/>
      <text:p text:style-name="P8"/>
      <text:p text:style-name="P8">Secondly, YouTube can at any time put an advertisment into any <text:soft-page-break/>YouTube channel. The following part is an excerpt from YouTube´s Terms of Service.</text:p>
      <text:p text:style-name="P8"/>
      <text:p text:style-name="P8">https://www.youtube.com/static?gl=GB&amp;template=terms</text:p>
      <text:p text:style-name="P8"/>
      <text:p text:style-name="P31"/>
      <text:p text:style-name="P32"/>
      <text:p text:style-name="P25"><text:span text:style-name="T15">Right to Monetize</text:span> </text:p>
      <text:p text:style-name="P25"><text:span text:style-name="T16">You grant to YouTube the right to monetize your Content on the Service (and such monetization may include displaying ads on or within Content or charging users a fee for access). This Agreement does not entitle you to any payments. Starting June 1, 2021, any </text:span><text:span text:style-name="T16">payments you may be entitled to receive from YouTube under any </text:span><text:span text:style-name="T16">other agreement between you and YouTube (including for example payments under the YouTube Partner Program, Channel memberships or Super Chat) will be treated as royalties. <text:s/>If required by law, Google will withhold taxes from such payments.</text:span> </text:p>
      <text:p text:style-name="P26"/>
      <text:p text:style-name="P6"/>
      <text:p text:style-name="P9">[the text above was copied from the british version of Terms of Service <text:s text:c="2"/>but the same condition can be found in the Czech version]</text:p>
      <text:p text:style-name="P6"/>
      <text:p text:style-name="P6">There are many Buddhist YouTube channels. The owners of these channels do not display ads on the channel or use the channel for <text:soft-page-break/>commercial purposes in any other way. </text:p>
      <text:p text:style-name="P6"/>
      <text:p text:style-name="P6">The owners of these channels would be very happy to upload any buddhist audiobooks on their channel. And since they do not use their channel for commercial purposes, they could also upload books published under one of the NC licenses. </text:p>
      <text:p text:style-name="P6"/>
      <text:p text:style-name="P6">However, there is someone else who can use the those NC audiobooks for commercial purposes <text:span text:style-name="T1">-</text:span> YouTube. According to the YouTube services, YouTube can display ads on any YouTube channel. <text:s/></text:p>
      <text:p text:style-name="P6"/>
      <text:p text:style-name="P9">I have not noticed any ads on my YouTube channel yet. However, if YouTube started display ads on channel, I would have to delete all the audiobooks licensed under one of the NC licenses. </text:p>
      <text:p text:style-name="P9"/>
      <text:p text:style-name="P9">And of course this would would not be only my problem. All Buddhist channels on YouTube might need to do the same. They might have to delete all audiobook licensed under <text:s/><text:span text:style-name="T2">CC BY-NC </text:span>license<text:span text:style-name="T2"> </text:span>or <text:span text:style-name="T2">CC BY-NC-SA </text:span>license. This is the not obvious disadvatege of using these licenses.</text:p>
      <text:p text:style-name="P9"/>
      <text:p text:style-name="P9">The bottom line here is that an author of a buddhist book can use these two licenses. He can use them to give permission to translate <text:soft-page-break/>his book and create an audiobook. But the use of an audiobook published one of these two NC licenses might be very limited. As a resulet, both the translator and audiobook creator might conclude it is not worth the worth the effort to translate the book or create an audiobook. </text:p>
      <text:p text:style-name="P9"/>
      <text:p text:style-name="P3">SA CONDITION</text:p>
      <text:p text:style-name="P6"/>
      <text:p text:style-name="P9">These two license have the Share-alike (SA) condition.</text:p>
      <text:p text:style-name="P6">CC BY-SA</text:p>
      <text:p text:style-name="P6">https://creativecommons.org/licenses/by-sa/4.0/</text:p>
      <text:p text:style-name="P6">CC BY-NC-SA</text:p>
      <text:p text:style-name="P6"><text:a xlink:type="simple" xlink:href="https://creativecommons.org/licenses/by-nc-sa/4.0/" text:style-name="Internet_20_link" text:visited-style-name="Visited_20_Internet_20_Link">https://creativecommons.org/licenses/by-nc-sa/4.0/</text:a></text:p>
      <text:p text:style-name="P6"/>
      <text:p text:style-name="P7">SHARE ALIKE EXPLANATION</text:p>
      <text:p text:style-name="P9">If a book is published under a CC BY-SA license, the translator also has publish his translation under the CC BY-SA license. And not only that, the audiobook creator who uses the translation also has to to publish his work under the CC BY-SA.</text:p>
      <text:p text:style-name="P9"/>
      <text:p text:style-name="P9">And the same applies to the CC BY-SA-NC license.</text:p>
      <text:p text:style-name="P9"/>
      <text:p text:style-name="P9">If a book is published under a CC BY-SA-NC license, the translator <text:soft-page-break/>also has publish his translation under the CC BY-SA-NC license. And not only that, the audiobook creator who uses the translation also has to to publish his work under the CC BY-SA-NC license.</text:p>
      <text:p text:style-name="P9"/>
      <text:p text:style-name="P10">CC BY-SA <text:s/>AND COMMERCIAL USE</text:p>
      <text:p text:style-name="P11">The NC condition is not part of this license and so, theretically, this license can be used by an author who wants to use his book</text:p>
      <text:p text:style-name="P9"/>
      <text:p text:style-name="P9">However, many publishing companies may be discouraged by the license.</text:p>
      <text:p text:style-name="P9"/>
      <text:p text:style-name="P9">Let me assume that there is a publishing company that translated a buddhist book, printed a few thousand copies and started to sell it. <text:s/>Other publishing companies may notice that the book is published under CC BY-SA license and if the book is a bestseller they might <text:s/>be willing to make use of it. They can also have the book printed and sell it. As a result, the first company may not earn as much money as it could. They may not even have enough profit to pay back the translation.</text:p>
      <text:p text:style-name="P9"/>
      <text:p text:style-name="P6">And what about an audiobook? Is it possible to make money on audiobooks that are published under the CC BY-SA license? Propably not. The first buyer can share the book with anyone he wants. He can <text:s/><text:soft-page-break/>upload it on YouTube. He can even start selling audiobook.</text:p>
      <text:p text:style-name="P9"/>
      <text:p text:style-name="P14">CC BY-SA <text:s/>AND YOUTUBE</text:p>
      <text:p text:style-name="P15">One day YouTube might display add on all YouTube channels. In my opinion, it is not very likely but it could happen. In that case, all YouTube channel owners would have to delete all content published under one of the NC licencses.</text:p>
      <text:p text:style-name="P15"/>
      <text:p text:style-name="P15">Could anything like this happen to content published under the CC BY-SA license? Perhaps YouTube could ad this statement in the Terms of Services.</text:p>
      <text:p text:style-name="P15"/>
      <text:p text:style-name="P15">“It is not allowed to upload content licensed under the CC BY-SA license.”</text:p>
      <text:p text:style-name="P15"/>
      <text:p text:style-name="P13">I do not think that it is very likely. The more content on YouTube the better for YouTube. YouTube is a commercial project and they financialy benefit from all the content that is available on the platform. Advertisment is always just a few click away.</text:p>
      <text:p text:style-name="P13"/>
      <text:p text:style-name="P13">CC BY-SA CONCLUSION</text:p>
      <text:p text:style-name="P13">Translation of CC BY-SA licensed book for commercial purposes does not seem to me very likely. But it seems to me that a buddhist <text:soft-page-break/>volunteer like myself could make a good use of CC BY-SA licensed books. </text:p>
      <text:p text:style-name="P13"/>
      <text:p text:style-name="P2">CC0 AND CC BY</text:p>
      <text:p text:style-name="P13">A book published under the CC0 is dedicated to public domain. It is a free work anyone can use in any way. The author did let go of all his copyright here.</text:p>
      <text:p text:style-name="P13"/>
      <text:p text:style-name="P13">The CC BY license is just a bit different. Simply speaking, anyone can use it in any way, <text:s/>only the name of author has to be mentioned and the link to the original resource needs to be provided. </text:p>
      <text:p text:style-name="P13"/>
      <text:p text:style-name="P13">These two licenses should be used if the author wants his work to be used as freely as possible. Any book published under one of these two licenses can be translated and used for audiobook production <text:s/>without any restraint <text:span text:style-name="T1">(CC0) or significant restraint (CC BY).</text:span></text:p>
      <text:p text:style-name="P13"/>
      <text:p text:style-name="P14">MY <text:span text:style-name="T2">INSPIRATION</text:span></text:p>
      <text:p text:style-name="P15">I am very inspired by Ajahn<text:span text:style-name="T2"> Sujato´s article Copy this! </text:span>It is long article <text:s/>about Buddhism and copyright. This <text:span text:style-name="T2">following parts</text:span> can be found in the article and, in my opinion, <text:span text:style-name="T2">they summarize</text:span> the article very well. </text:p>
      <text:p text:style-name="P15"/>
      <text:p text:style-name="P34"/>
      <text:p text:style-name="P35"><text:soft-page-break/><text:span text:style-name="T18"><text:s/>”Buddhism is about letting go, copyright is about holding on.”</text:span> </text:p>
      <text:p text:style-name="P35"/>
      <text:p text:style-name="P17"/>
      <text:p text:style-name="P29"/>
      <text:p text:style-name="P36"><text:span text:style-name="T18">But regardless of whether it has certain applications in some areas, it contradicts fundamental Buddhist principles and should never be applied to Buddhist scriptures.</text:span> </text:p>
      <text:p text:style-name="P38"/>
      <text:p text:style-name="P15"/>
      <text:p text:style-name="P33"/>
      <text:p text:style-name="P37"><text:span text:style-name="T18">When I first made some translations, I offered them under a Creative Commons Attribution Share-alike license, which is fairly permissive but requires attribution. After some time, I felt this was bad because </text:span><text:span text:style-name="T18">Buddhist texts are traditionally regarded as buddhavacana (and should not be owned by any one person). I was also concerned that the license was just setting up barriers where none were necessary. After switching to CC-Zero, I haven’t had any second thoughts.</text:span></text:p>
      <text:p text:style-name="P30"/>
      <text:p text:style-name="P15"/>
      <text:p text:style-name="P13">Dedicating any creative work to Public Domain is not possible in the Czech Republic and, therefore, the CC experts in our contry recommend using CC BY instead. Whenever possible, I am ready to use CC BY on all my translations. </text:p>
      <text:p text:style-name="P13"/>
      <text:p text:style-name="P45"><text:soft-page-break/>USING THE CC LICENSE</text:p>
      <text:p text:style-name="P41">Publishing a creative work under the CC licence is usually done with a notice that includes the name of the author, the name of the license and link to license. There are a few notice (marking) examples on these two websites.</text:p>
      <text:p text:style-name="P41"/>
      <text:p text:style-name="P41"><text:a xlink:type="simple" xlink:href="https://wiki.creativecommons.org/wiki/Best_practices_for_attribution" text:style-name="Internet_20_link" text:visited-style-name="Visited_20_Internet_20_Link">https://wiki.creativecommons.org/wiki/Best_practices_for_attribution</text:a></text:p>
      <text:p text:style-name="P41"/>
      <text:p text:style-name="P41"><text:a xlink:type="simple" xlink:href="https://wiki.creativecommons.org/wiki/Marking_your_work_with_a_CC_license" text:style-name="Internet_20_link" text:visited-style-name="Visited_20_Internet_20_Link">https://wiki.creativecommons.org/wiki/Marking_your_work_with_a_CC_license</text:a></text:p>
      <text:p text:style-name="P41"/>
      <text:p text:style-name="P41">But most of all the examples mention only one author. Creating an audiobook in czech language will require permission of three authors.</text:p>
      <text:p text:style-name="P41"><text:s/><text:line-break/>1. Permission of the author.</text:p>
      <text:p text:style-name="P41">2. Permission of the translator.</text:p>
      <text:p text:style-name="P41">3. Permission of the narrator.</text:p>
      <text:p text:style-name="P41"><text:line-break/>So what kind of notice (marking) are we going to use in this is situation? Unfortunately I have not found a good example I could follow. So let me create one. I have made <text:span text:style-name="T1">up </text:span>the names.</text:p>
      <text:p text:style-name="P41"/>
      <text:p text:style-name="P43">Example</text:p>
      <text:p text:style-name="P41"><text:soft-page-break/>Let me assume there is a buddhist author Good Writer who wrote a book called The Life of the Buddha. He published his book under the CC BY licence and the book is available online on the author´s <text:s/>website <text:a xlink:type="simple" xlink:href="http://www.bill-smith-website.com/" text:style-name="Internet_20_link" text:visited-style-name="Visited_20_Internet_20_Link">www.good-author-website.com</text:a>. The following CC notice can be found in the book. </text:p>
      <text:p text:style-name="P42"/>
      <text:p text:style-name="P39"/>
      <text:p text:style-name="P40">The Life of the Buddha was written by Good Writer and is licensed under the CC BY license (https://creativecommons.org/licenses/by/4.0/). The book available for free download at at www.good-smith-website.com.</text:p>
      <text:p text:style-name="P39"/>
      <text:p text:style-name="P41">A few years later a czech citizen Good Translator <text:s/>finds the book online and he decides to translate it. <text:span text:style-name="T1">The title of the czech translation <text:s/>is </text:span>Buddhův život (The Life of the Buddha).</text:p>
      <text:p text:style-name="P41"/>
      <text:p text:style-name="P41">Good Translator also wants his translation to be availalable under the CC BY license. How can he do that? What kind of CC notice should he include in his book?</text:p>
      <text:p text:style-name="P41"/>
      <text:p text:style-name="P41">He certainly should not forget about the notice that is associated with the original work. A good practice is to copy and paste the original notice. </text:p>
      <text:p text:style-name="P41"><text:soft-page-break/></text:p>
      <text:p text:style-name="P41"><text:a xlink:type="simple" xlink:href="https://wiki.creativecommons.org/wiki/Best_practices_for_attribution" text:style-name="Internet_20_link" text:visited-style-name="Visited_20_Internet_20_Link">https://wiki.creativecommons.org/wiki/Best_practices_for_attribution</text:a></text:p>
      <text:p text:style-name="P41"/>
      <text:p text:style-name="P44">[ the text bellow can be found on the website above, please just scroll down a bit ]</text:p>
      <text:p text:style-name="P41"/>
      <text:p text:style-name="P23"/>
      <text:p text:style-name="P23">Lastly, is there anything else I should know before I use it?</text:p>
      <text:p text:style-name="P46">When you accessed the material originally did it come with any copyright notices; a notice that refers to the disclaimer of warranties; or a notice of previous modifications? (That was a mouthful!) Because that kind of legal mumbo jumbo is actually pretty important to potential users of the material. So best practice is to just retain all of that stuff by copying and pasting such notices into your attribution. Don't make it anymore complicated than it is -- just pass on any info you think is important.</text:p>
      <text:p text:style-name="P47"/>
      <text:p text:style-name="P44"/>
      <text:p text:style-name="P41">That means that he notice could look like this.</text:p>
      <text:p text:style-name="P42"/>
      <text:p text:style-name="P39"/>
      <text:p text:style-name="P34">This book is a translation. The title of the english original is The Life of the Buddha. The title of the czech translation is Buddh<text:span text:style-name="T2">ův život. </text:span></text:p>
      <text:p text:style-name="P39"><text:soft-page-break/></text:p>
      <text:p text:style-name="P40">The Life of the Buddha was written by Good Author and is licensed under the CC BY license (https://creativecommons.org/licenses/by/4.0/). The book is available for download at <text:a xlink:type="simple" xlink:href="http://www.bill-smith-website.com/" text:style-name="Internet_20_link" text:visited-style-name="Visited_20_Internet_20_Link">www.good-author-website.com</text:a>.</text:p>
      <text:p text:style-name="P39"/>
      <text:p text:style-name="P40">This translation was done by Good Translator and his </text:p>
      <text:p text:style-name="P40">translation is licensed under CC BY license (<text:a xlink:type="simple" xlink:href="https://creativecommons.org/licenses/by/4.0/" text:style-name="Internet_20_link" text:visited-style-name="Visited_20_Internet_20_Link">https://creativecommons.org/licenses/by/4.0/</text:a>). The czech translation is available for free download at www.good-translator-website.com</text:p>
      <text:p text:style-name="P39"/>
      <text:p text:style-name="P41"/>
      <text:p text:style-name="P41">A few years later another volunteer steps in and he decides to create an audiobook from the czech translation. The name of the volunteer is Good Narrator. </text:p>
      <text:p text:style-name="P41"/>
      <text:p text:style-name="P41">Good Narrator narrates the book and the name of the audiobook is also Buddhův život. What kind of notice should he associate with his audiobook? This is a possible solution.</text:p>
      <text:p text:style-name="P41"/>
      <text:p text:style-name="P39"/>
      <text:p text:style-name="P39">This is an audiobook. It was created (narrated) from a czech translation of a book that was originally written in english. The title of <text:soft-page-break/>the english original is The Life of the Buddha. The tittle of the czech czech translation is Buddhův život. The title of this audiobook is also Buddhův život. </text:p>
      <text:p text:style-name="P39"/>
      <text:p text:style-name="P40">The Life of the Buddha was written by Good Author and it is licensed under the CC BY license (https://creativecommons.org/licenses/by/4.0/). The book is available for download at <text:a xlink:type="simple" xlink:href="http://www.bill-smith-website.com/" text:style-name="Internet_20_link" text:visited-style-name="Visited_20_Internet_20_Link">www.good-author-website.com</text:a>.</text:p>
      <text:p text:style-name="P39"/>
      <text:p text:style-name="P40">This czech translation was created by Good Translator and his translation is licensed under CC BY license (<text:a xlink:type="simple" xlink:href="https://creativecommons.org/licenses/by/4.0/" text:style-name="Internet_20_link" text:visited-style-name="Visited_20_Internet_20_Link">https://creativecommons.org/licenses/by/4.0/</text:a>). The czech translation is available for free download at <text:a xlink:type="simple" xlink:href="http://www.good-translator-website.com/" text:style-name="Internet_20_link" text:visited-style-name="Visited_20_Internet_20_Link">www.good-translator-website.com</text:a></text:p>
      <text:p text:style-name="P40"/>
      <text:p text:style-name="P40">This audiobook was created (narrated) by Good Narrator and his <text:span text:style-name="T1">work in the audiobook</text:span> <text:span text:style-name="T1">(</text:span>narration) is licensed under CC BY license (<text:a xlink:type="simple" xlink:href="https://creativecommons.org/licenses/by/4.0/" text:style-name="Internet_20_link" text:visited-style-name="Visited_20_Internet_20_Link">https://creativecommons.org/licenses/by/4.0/</text:a>). This audiobook was first published at PANDITA CZ youtube channel (https://www.youtube.com/channel/UC1IIp3Yo_PaJPsEU9BUk1ew)</text:p>
      <text:p text:style-name="P67"/>
      <text:p text:style-name="P41"/>
      <text:p text:style-name="P43">COMLICATED CC NOTICE</text:p>
      <text:p text:style-name="P41">The CC notices above may seem complicated. But if it is required by <text:soft-page-break/>the situation, complicated CC notices can be used. Different situations require more or less complicated and there no singular way to give a notice.</text:p>
      <text:p text:style-name="P41"/>
      <text:p text:style-name="P41"><text:a xlink:type="simple" xlink:href="https://wiki.creativecommons.org/wiki/Marking/Creators/Marking_third_party_content#Notices_and_marking" text:style-name="Internet_20_link" text:visited-style-name="Visited_20_Internet_20_Link"><text:span text:style-name="T20">https://wiki.creativecommons.org/wiki/Marking/Creators/Marking_third_party_content#Notices_and_marking</text:span></text:a><text:span text:style-name="T25"> </text:span></text:p>
      <text:p text:style-name="P41"><text:span text:style-name="T26"/></text:p>
      <text:p text:style-name="P39"/>
      <text:p text:style-name="P39"><text:span text:style-name="T17">„</text:span><text:span text:style-name="T18">CC licenses are designed to let others know how they may use a work without infringing copyright. Sometimes, it may be helpful for a licensor to offer users guidance beyond the terms of the license. CC licensors can use notices and marking to inform users of any limitations on the application of the CC license to their work. Typically, creators give either a notice visually next to the relevant content, or at the beginning or end of a work, as appropriate for the medium, or both. There is no singular, correct way to give a notice, and different situations may require more or less complicated notices and marking. CC offers additional explanation and tips on giving thorough notices and marking for works. “</text:span> </text:p>
      <text:p text:style-name="P34"/>
      <text:p text:style-name="P39"/>
      <text:p text:style-name="P41"/>
      <text:p text:style-name="P41"><text:a xlink:type="simple" xlink:href="https://wiki.creativecommons.org/wiki/Marking/Creators/Marking_third_party_content#Tips_for_a_clear_and_informative_notice" text:style-name="Internet_20_link" text:visited-style-name="Visited_20_Internet_20_Link"><text:span text:style-name="T19">https://wiki.creativecommons.org/wiki/Marking/Creators/Marking_third_party_co</text:span></text:a><text:soft-page-break/><text:a xlink:type="simple" xlink:href="https://wiki.creativecommons.org/wiki/Marking/Creators/Marking_third_party_content#Tips_for_a_clear_and_informative_notice" text:style-name="Internet_20_link" text:visited-style-name="Visited_20_Internet_20_Link"><text:span text:style-name="T19">ntent#Tips_for_a_clear_and_informative_notice</text:span></text:a> </text:p>
      <text:p text:style-name="P41"/>
      <text:p text:style-name="P39"/>
      <text:p text:style-name="P39"><text:span text:style-name="T21">There is no one, right way to give notice, and different situations may require more or less complicated notices and marking. The following tips may be helpful, however, in designing a clear and informative notice.</text:span> </text:p>
      <text:p text:style-name="P39"/>
      <text:p text:style-name="P41"/>
      <text:p text:style-name="P61"/>
      <text:p text:style-name="P61"/>
      <text:p text:style-name="P61"/>
      <text:p text:style-name="P61">CONCLUSION</text:p>
      <text:p text:style-name="P13">I am yet to publish my first Dhamma audiobook in this way. I will appreciate any comments, tips, advice or feedback. </text:p>
      <text:p text:style-name="P13"/>
      <text:p text:style-name="P13"/>
      <text:p text:style-name="P4"/>
      <text:p text:style-name="P9"/>
      <text:p text:style-name="P9"/>
      <text:p text:style-name="P9"/>
      <text:p text:style-name="P9"/>
      <text:p text:style-name="P9"/>
      <text:p text:style-name="P9"><text:soft-page-break/></text:p>
      <text:p text:style-name="P9">Let me assume that there is a publishing company and they feel that there is commercial potential in a buddhist books that they have found online. Later they will find out that the book is published under the CC BY-SA. Would the license discourage them from translating the book and creating an audiobook for commercial purposes? </text:p>
      <text:p text:style-name="P9"/>
      <text:p text:style-name="P9">It is possible.</text:p>
      <text:p text:style-name="P9"/>
      <text:p text:style-name="P9">The company can translate the book but they have to publish the translation under the CC BY-SA license. They can print the book</text:p>
      <text:p text:style-name="P9"/>
      <text:p text:style-name="P9">They can and they can create an audiobook. The can even sell both the translation and the audiobook. However</text:p>
      <text:p text:style-name="P6"/>
      <text:p text:style-name="P6"/>
      <text:p text:style-name="P6"/>
      <text:p text:style-name="P6"/>
      <text:p text:style-name="P6"/>
      <text:p text:style-name="P6"/>
      <text:p text:style-name="P6"/>
      <text:p text:style-name="P6"/>
      <text:p text:style-name="P6"/>
      <text:p text:style-name="P6"><text:soft-page-break/>I am a Buddhist and I believe in karma. I really wish that other people could study the Dhamma as freely as possible. I am not plannig to</text:p>
      <text:p text:style-name="P6"/>
      <text:p text:style-name="P6"/>
      <text:p text:style-name="P6">Presently I am YouTube does not display ads on my channel. <text:s/>A m</text:p>
      <text:p text:style-name="P6"/>
      <text:p text:style-name="P6"/>
      <text:p text:style-name="P6">The first one is obvoius. The translator and audiobook creator are not allowed to use their work commercially.</text:p>
      <text:p text:style-name="P6"/>
      <text:p text:style-name="P6">The translator can not use his translation for commercial purposes and the audiobook creator can not use his audiobook for commercial purposes. </text:p>
      <text:p text:style-name="P6"/>
      <text:p text:style-name="P6">This may not be a prob</text:p>
      <text:p text:style-name="P6"/>
      <text:p text:style-name="P6">This is not a problem for YouTube channels that do not monetize their content. There are no adverts on these channels etc. The owners of these channels do not financially benefit from these channels. That means that</text:p>
      <text:p text:style-name="P6"/>
      <text:p text:style-name="P6"/>
      <text:p text:style-name="P6"/>
      <text:p text:style-name="P1"><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C0</text:p>
      <text:p text:style-name="P6">The CC0 license is the most liberal license. <text:span text:style-name="T1">It basically means that </text:span><text:s/>and, in my opinion, the best license for Dhamma spreading purposes. This is the license that Ajahn Sujato recommends to use in his article Copy this!</text:p>
      <text:p text:style-name="P6"/>
      <text:p text:style-name="P6">Ajahn Sujato translated the whole Tipitaka and published his translation under the CC0 license.</text:p>
      <text:p text:style-name="P6"><text:soft-page-break/></text:p>
      <text:p text:style-name="P6">However, using the CC0 license means that the author completaly gives up his copyright. Unfortuantely this is not possible in the Czech Republic and, therefore, the CC experts in the Czech Republic recommend using the second most liberal license instead: the CC BY 4.0 license. </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 svg:font-family="Aria"/>
    <style:font-face style:name="OpenSymbol" svg:font-family="OpenSymbol"/>
    <style:font-face style:name="Roboto" svg:font-family="Roboto, sans-serif"/>
    <style:font-face style:name="Source Sans Pro" svg:font-family="'Source Sans Pro', sans-serif"/>
    <style:font-face style:name="arial" svg:font-family="arial"/>
    <style:font-face style:name="source sans pro" svg:font-family="'source sans pr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libor Pavlík</meta:initial-creator>
    <meta:creation-date>2021-07-24T13:10:38.72</meta:creation-date>
    <dc:date>2021-07-30T18:16:05.31</dc:date>
    <dc:creator>Dalibor Pavlík</dc:creator>
    <meta:editing-duration>P2DT12H10M49S</meta:editing-duration>
    <meta:editing-cycles>308</meta:editing-cycles>
    <meta:generator>OpenOffice/4.1.9$Win32 OpenOffice.org_project/419m1$Build-9805</meta:generator>
    <meta:document-statistic meta:table-count="0" meta:image-count="0" meta:object-count="0" meta:page-count="28" meta:paragraph-count="181" meta:word-count="3857" meta:character-count="23820"/>
  </office:meta>
</office:document-meta>
</file>